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0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5.6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fo:font-weight="bold" style:font-weight-asian="bold" style:font-weight-complex="bold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8.89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1.53cm">
          <text:p/>
        </draw:line>
        <draw:frame draw:style-name="gr3" draw:text-style-name="P5" draw:layer="layout" svg:width="4.293cm" svg:height="7.319cm" svg:x="0.1cm" svg:y="3.275cm">
          <draw:text-box>
            <text:p text:style-name="P4"><text:span text:style-name="T2">addClass</text:span></text:p>
            <text:p text:style-name="P4"><text:span text:style-name="T3">addPackage</text:span></text:p>
            <text:p text:style-name="P4"><text:span text:style-name="T3">addPublicClass</text:span></text:p>
            <text:p text:style-name="P4"><text:span text:style-name="T3">addPublicRoutine</text:span></text:p>
            <text:p text:style-name="P4"><text:span text:style-name="T3">addRoutine</text:span></text:p>
            <text:p text:style-name="P4"><text:span text:style-name="T3">classes</text:span></text:p>
            <text:p text:style-name="P4"><text:span text:style-name="T3">definedMethods</text:span></text:p>
            <text:p text:style-name="P4"><text:span text:style-name="T3">digits</text:span></text:p>
            <text:p text:style-name="P4"><text:span text:style-name="T3">findClass</text:span></text:p>
            <text:p text:style-name="P4"><text:span text:style-name="T3">findRoutine</text:span></text:p>
            <text:p text:style-name="P4"><text:span text:style-name="T3">form</text:span></text:p>
            <text:p text:style-name="P4"><text:span text:style-name="T3">fuzz</text:span></text:p>
            <text:p text:style-name="P4"><text:span text:style-name="T3">importedClasses</text:span></text:p>
            <text:p text:style-name="P4"><text:span text:style-name="T3">importedPackages</text:span></text:p>
            <text:p text:style-name="P4"><text:span text:style-name="T3">importedRoutines</text:span></text:p>
          </draw:text-box>
        </draw:frame>
        <draw:line draw:style-name="gr2" draw:text-style-name="P3" draw:layer="layout" svg:x1="8.99cm" svg:y1="11.53cm" svg:x2="0.1cm" svg:y2="11.53cm">
          <text:p/>
        </draw:line>
        <draw:custom-shape draw:style-name="gr1" draw:text-style-name="P2" draw:layer="layout" svg:width="8.89cm" svg:height="0.635cm" svg:x="0.1cm" svg:y="1.37cm">
          <text:p text:style-name="P1"><text:span text:style-name="T1">Packag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393cm" svg:y1="0.76cm" svg:x2="4.393cm" svg:y2="1.395cm">
          <text:p/>
        </draw:line>
        <draw:frame draw:style-name="gr4" draw:text-style-name="P5" draw:layer="layout" svg:width="6.35cm" svg:height="0.683cm" svg:x="0.162cm" svg:y="2.497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275cm" svg:x2="8.99cm" svg:y2="3.275cm">
          <text:p/>
        </draw:line>
        <draw:line draw:style-name="gr2" draw:text-style-name="P3" draw:layer="layout" svg:x1="8.99cm" svg:y1="2.005cm" svg:x2="8.99cm" svg:y2="11.53cm">
          <text:p/>
        </draw:line>
        <draw:frame draw:style-name="gr5" draw:text-style-name="P5" draw:layer="layout" svg:width="4.597cm" svg:height="5.893cm" svg:x="4.393cm" svg:y="3.275cm">
          <draw:text-box>
            <text:p text:style-name="P4"><text:span text:style-name="T2">loadLibrary</text:span></text:p>
            <text:p text:style-name="P4"><text:span text:style-name="T3">loadPackage</text:span></text:p>
            <text:p text:style-name="P4"><text:span text:style-name="T3">name</text:span></text:p>
            <text:p text:style-name="P4"><text:span text:style-name="T3">publicClasses</text:span></text:p>
            <text:p text:style-name="P4"><text:span text:style-name="T3">publicRoutines</text:span></text:p>
            <text:p text:style-name="P4"><text:span text:style-name="T3">routines</text:span></text:p>
            <text:p text:style-name="P4"><text:span text:style-name="T3">setSecurityManager</text:span></text:p>
            <text:p text:style-name="P4"><text:span text:style-name="T3">source</text:span></text:p>
            <text:p text:style-name="P4"><text:span text:style-name="T3">sourceLine</text:span></text:p>
            <text:p text:style-name="P4"><text:span text:style-name="T3">sourceSize</text:span></text:p>
            <text:p text:style-name="P4"><text:span text:style-name="T3">trace</text:span></text:p>
          </draw:text-box>
        </draw:frame>
        <draw:line draw:style-name="gr2" draw:text-style-name="P3" draw:layer="layout" svg:x1="4.391cm" svg:y1="3.241cm" svg:x2="4.391cm" svg:y2="11.496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cm" fo:page-width="9.09cm" fo:page-height="11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302</meta:generator>
    <meta:initial-creator>William Ashley</meta:initial-creator>
    <meta:creation-date>2007-06-19T13:48:44</meta:creation-date>
    <dc:date>2012-02-07T11:02:19</dc:date>
    <meta:editing-cycles>19</meta:editing-cycles>
    <meta:editing-duration>PT8H17M46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